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URE_NOM_CAISSE=%</text:p>
            <text:p text:style-name="P3">%=SIGNATURE_NOM_SERVIC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AIR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14T14:35:47.49</dc:date>
    <meta:editing-cycles>28</meta:editing-cycles>
    <meta:editing-duration>PT51M28S</meta:editing-duration>
    <meta:document-statistic meta:table-count="1" meta:image-count="0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